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REQUENTIAL ANALYSIS</text:span></text:p>
      <text:p text:style-name="P1"><text:span text:style-name="T2"/></text:p>
      <text:p text:style-name="P2"><text:span text:style-name="T2"/></text:p>
      <text:p text:style-name="P2"><text:span text:style-name="T3">software presentation:</text:span></text:p>
      <text:p text:style-name="P2"><text:span text:style-name="T4"/></text:p>
      <text:p text:style-name="P2"><text:span text:style-name="T5">the purpose of this software is to encrypt and decrypt via caesar and vigenere. You can use this software with a text which will directly encrypt or decrypt in console. You can do this using a key or even find a message without a key.</text:span></text:p>
      <text:p text:style-name="P2"><text:span text:style-name="T5"/></text:p>
      <text:p text:style-name="P2"><text:span text:style-name="T6">How can you use this program? </text:span></text:p>
      <text:p text:style-name="P2"><text:span text:style-name="T7"/></text:p>
      <text:p text:style-name="P2"><text:span text:style-name="T8">for launching the software with vscode:</text:span><text:span text:style-name="T9"/></text:p>
      <text:p text:style-name="P2"><text:span text:style-name="T10"/></text:p>
      <text:p text:style-name="P2"><text:span text:style-name="T10">You must notify where the file you want to process is located. to do so, go to the vscode folder and open the launch.js you can replace the "args:" with the path of your text file. So now you can run the software. Go to command line for know how to use the console. IMPORTANT : THE TEXT MUST BE IN FRENCH. </text:span></text:p>
      <text:p text:style-name="P2"><text:span text:style-name="T10"/></text:p>
      <text:p text:style-name="P2"><text:span text:style-name="T10"/></text:p>
      <text:p text:style-name="P2"><text:span text:style-name="T11">Launching the software with vscode:</text:span></text:p>
      <text:p text:style-name="P2"><text:span text:style-name="T12"/></text:p>
      <text:p text:style-name="P2"><text:span text:style-name="T12">Go to the src directory and build : </text:span></text:p>
      <text:p text:style-name="P2"><text:span text:style-name="T12">- javac main/FrequentialAnalysis.java</text:span></text:p>
      <text:p text:style-name="P2"><text:span text:style-name="T12"/></text:p>
      <text:p text:style-name="P2"><text:span text:style-name="T12">For run the software with a text: </text:span></text:p>
      <text:p text:style-name="P2"><text:span text:style-name="T12">- java main.FrequentialAnalysis TestEncode.txt</text:span></text:p>
      <text:p text:style-name="P2"><text:span text:style-name="T12"/></text:p>
      <text:p text:style-name="P2"><text:span text:style-name="T12">IMPORTANT : THE TEXT MUST BE IN FRENCH</text:span></text:p>
      <text:p text:style-name="P2"><text:span text:style-name="T12"/></text:p>
      <text:p text:style-name="P2"><text:span text:style-name="T13">Command lines:</text:span></text:p>
      <text:p text:style-name="P2"><text:span text:style-name="T13"/></text:p>
      <text:p text:style-name="P2"><text:span text:style-name="T14">Now that your software is launched, I will explain the commands to use:</text:span></text:p>
      <text:p text:style-name="P2"><text:span text:style-name="T14"/></text:p>
      <text:p text:style-name="P2"><text:span text:style-name="T15">FOR ENCRYPT:</text:span></text:p>
      <text:p text:style-name="P2"><text:span text:style-name="T16"/></text:p>
      <text:p text:style-name="P2"><text:span text:style-name="T16">-<text:s/></text:span><text:span text:style-name="T17">code caesar number :<text:s/></text:span><text:span text:style-name="T18">this command encrypts the message thanks to caesar encryption. You have to replace the number with a real number , for example : "code caesar 3"</text:span></text:p>
      <text:p text:style-name="P2"><text:span text:style-name="T18">-<text:s/></text:span><text:span text:style-name="T19">code vigenere key:<text:s/></text:span><text:span text:style-name="T20">this command encrypts the message thanks to vigenere encryption. You have to replace the key with a word or whatever you want except special characters, accents and numbers. Minimum 2 letters . For example : "code vigenere ok " . An error example " code vigenere 12é "</text:span></text:p>
      <text:p text:style-name="P2"><text:span text:style-name="T20"/></text:p>
      <text:p text:style-name="P2"><text:span text:style-name="T21">FOR DECRYPT:</text:span><text:span text:style-name="T22"/></text:p>
      <text:p text:style-name="P2"><text:span text:style-name="T22">-</text:span><text:span text:style-name="T23">decode vigenere :</text:span><text:span text:style-name="T24"><text:s/>this command allows you to decrypt an encrypted message in vigenere. the software will show you the key and the clear message</text:span></text:p>
      <text:p text:style-name="P2"><text:span text:style-name="T24">-</text:span><text:span text:style-name="T25">decode caesar:<text:s/></text:span><text:span text:style-name="T26">this command allows you to decrypt an encrypted message in ceasar. The software will show you the clear message.</text:span></text:p>
      <text:p text:style-name="P2"><text:span text:style-name="T26">-</text:span><text:span text:style-name="T27">decode caesarkey number:</text:span><text:span text:style-name="T28"><text:s/>this command allows you to decrypt an encrypted message in caesar with the number you have notified. For example " decode caesarkey 4" </text:span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>I put 3 files in the folder so you can test the software with theses texts. </text:span></text:p>
      <text:p text:style-name="P2"><text:span text:style-name="T28">TestEncode.txt : a text in french. </text:span></text:p>
      <text:p text:style-name="P2"><text:span text:style-name="T28">TestDecodeCaesar.txt : A crypted text in caesar.</text:span></text:p>
      <text:p text:style-name="P2"><text:span text:style-name="T28">TestDecodeVigenere.txt : A crypted text in vigenere. </text:span></text:p>
      <text:p text:style-name="P2"><text:span text:style-name="T28"/></text:p>
      <text:p text:style-name="P2"><text:span text:style-name="T29">Source :</text:span></text:p>
      <text:p text:style-name="P2"><text:span text:style-name="T29"/></text:p>
      <text:p text:style-name="P2"><text:span text:style-name="T30">Frequency of letters :<text:s/></text:span><text:a xlink:href="https://www.nymphomath.ch/crypto/stat/francais.html"><text:span text:style-name="T31">https://www.nymphomath.ch/crypto/stat/francais.html</text:span></text:a><text:span text:style-name="T32"/></text:p>
      <text:p text:style-name="P2"><text:span text:style-name="T32"/></text:p>
      <text:p text:style-name="P2"><text:span text:style-name="T32"/></text:p>
      <text:p text:style-name="P2"><text:span text:style-name="T32">Meihdi El Amouri - 4926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